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fo:min-height="13.36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Point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Recap of last week</text:p>
              </text:list-item>
              <text:list-item>
                <text:p>Execution 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recap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Bugfix : Weather calculation</text:p>
              </text:list-item>
              <text:list-item>
                <text:p>Results : 329.3 for blind</text:p>
                <text:p><text:s text:c="15"/>250.8 for optimistic</text:p>
              </text:list-item>
              <text:list-item>
                <text:p>Program is too slow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ecution time</text:p>
          </draw:text-box>
        </draw:frame>
        <draw:frame presentation:style-name="pr2" draw:layer="layout" svg:width="25.199cm" svg:height="12.18cm" svg:x="1.301cm" svg:y="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Calculate optimistic once per iteration</text:p>
              </text:list-item>
              <text:list-item>
                <text:p>Interaction with belief state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>
          <draw:text-box>
            <text:p>Execution time</text:p>
          </draw:text-box>
        </draw:frame>
        <draw:frame presentation:style-name="pr2" draw:layer="layout" svg:width="25.199cm" svg:height="12.18cm" svg:x="1.4cm" svg:y="4.914cm" presentation:class="outline">
          <draw:text-box>
            <text:list text:style-name="L2">
              <text:list-item>
                <text:p>Redefine successor?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25M37S</meta:editing-duration>
    <meta:editing-cycles>7</meta:editing-cycles>
    <meta:generator>LibreOffice/4.3.5.2$Windows_x86 LibreOffice_project/3a87456aaa6a95c63eea1c1b3201acedf0751bd5</meta:generator>
    <dc:date>2020-07-20T13:38:58.083000000</dc:date>
    <meta:document-statistic meta:object-count="37"/>
  </office:meta>
</office:document-meta>
</file>